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CANTIDAD</text:p>
          </table:table-cell>
          <table:table-cell table:number-columns-repeated="2"/>
          <table:table-cell office:value-type="string" calcext:value-type="string">
            <text:p>PRESUPUESTADAS</text:p>
          </table:table-cell>
          <table:table-cell office:value-type="string" calcext:value-type="string">
            <text:p>TOTALES</text:p>
          </table:table-cell>
          <table:table-cell table:number-columns-repeated="2"/>
          <table:table-cell office:value-type="string" calcext:value-type="string">
            <text:p>PRECIO POR HORA</text:p>
          </table:table-cell>
        </table:table-row>
        <table:table-row table:style-name="ro2">
          <table:table-cell office:value-type="string" calcext:value-type="string">
            <text:p>19/6/2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SUM([.B2:.B70])" office:value-type="float" office:value="55" calcext:value-type="float">
            <text:p>55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H2]/[.F2]" office:value-type="float" office:value="118.181818181818" calcext:value-type="float">
            <text:p>118.1818181818</text:p>
          </table:table-cell>
        </table:table-row>
        <table:table-row table:style-name="ro2">
          <table:table-cell office:value-type="string" calcext:value-type="string">
            <text:p>23/6/2014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6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6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7/6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 calcext:value-type="date">
            <text:p>02/07/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 calcext:value-type="date">
            <text:p>04/07/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 calcext:value-type="date">
            <text:p>08/07/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 calcext:value-type="date">
            <text:p>10/07/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5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/7/2014</text:p>
          </table:table-cell>
          <table:table-cell office:value-type="float" office:value="3.5" calcext:value-type="float">
            <text:p>3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7/7/201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8/7/20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2/7/2014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4/7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5/7/2014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8/7/201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/8/20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20:24:32.944373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8-25T20:24:50.040156402</dc:date>
    <meta:editing-duration>PT32M51S</meta:editing-duration>
    <meta:editing-cycles>65</meta:editing-cycles>
    <meta:generator>LibreOffice/4.2.4.2$Linux_X86_64 LibreOffice_project/420m0$Build-2</meta:generator>
    <meta:document-statistic meta:table-count="3" meta:cell-count="47" meta:object-count="0"/>
  </office:meta>
</office:document-meta>
</file>